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ststyle-heading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margin-top="0in" fo:margin-bottom="0.1598in" fo:text-indent="0in" style:auto-text-indent="false"/>
      <style:text-properties style:font-name="Times New Roman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  <style:text-properties style:font-name="Times New Roman1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1" fo:font-size="13pt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margin-left="0in" fo:margin-right="0in" fo:margin-top="0.0799in" fo:margin-bottom="0in" fo:line-height="150%" fo:text-indent="0.3in" style:auto-text-indent="false"/>
      <style:text-properties style:font-name="Times New Roman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  <style:text-properties style:font-name="Times New Roman3" style:font-weight-asian="normal" style:font-weight-complex="normal"/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style:font-name="Times New Roman1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1$Linux OpenOffice.org_project/310m19$Build-9420</meta:generator>
    <meta:initial-creator>dkuhlman</meta:initial-creator>
    <meta:creation-date>2006-08-15T13:56:07</meta:creation-date>
    <dc:date>2009-12-03T10:20:50</dc:date>
    <meta:editing-cycles>90</meta:editing-cycles>
    <meta:editing-duration>PT26H49M17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